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MARRIAGE-SOME GENERAL INSTRUCTIONS (7:1-2, 7-9, 17-24, 29-3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MARRIAGE-SOME GENERAL INSTRUCTIONS (7:1-2, 7-9, 17-24, 29-3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rgument (7:1-2, 7-9, 32-35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argument (7:1-2, 7-9, 32-35):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advantages of marriage (7:2, 7, 9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advantages of marriage (7:2, 7, 9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It helps prevent immoral actions and attitudes (7:2, 9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It is God's will for many people to marry (7:7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argument (7:1-2, 7-9, 32-35):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advantages of marriage (7:2, 7, 9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advantages of remaining single (7:1, 8, 32-35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MARRIAGE-SOME GENERAL INSTRUCTIONS (7:1-2, 7-9, 17-24, 29-35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argument (7:1-2, 7-9, 32-35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answer (7:17-24, 29-31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answer (7:17-24, 29-31):<text:s text:c="1"/></text:span><text:span text:style-name="a507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God's will must govern any decisions concerning marriage (7:17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Pleasing God is the supreme objective (7:18-19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We are not our own but have been bought and paid for by Christ (7:20-24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Even if married, Christ must occupy first place in our life (7:29-31).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MARRIAGE-SOME GENERAL INSTRUCTIONS (7:1-2, 7-9, 17-24, 29-35)<text:s text:c="1"/></text:span><text:span text:style-name="a528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The argument (7:1-2, 7-9, 32-35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answer (7:17-24, 29-31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1 Corinthians 7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MARRIAGE-SOME GENERAL INSTRUCTIONS (7:1-2, 7-9, 17-24, 29-35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MARRIAGE-SOME SPECIFIC INDIVIDUALS: (7:3-6, 10-16, 25-28, 36-40): Paul now addresses four groups.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-title-Title-Slide" presentation:presentation-page-layout-name="Master1-PPL1" draw:id="Slide-265">
        <draw:frame draw:id="id101" presentation:style-name="a560" draw:name="Title 1" svg:x="1.38in" svg:y="0.83in" svg:width="10.3in" svg:height="4.42in" presentation:class="title" presentation:placeholder="false">
          <draw:text-box>
            <text:p text:style-name="a559" text:class-names="" text:cond-style-name=""><text:span text:style-name="a557" text:class-names="">MARRIAGE-SOME SPECIFIC INDIVIDUALS: (7:3-6, 10-16, 25-28, 36-40): Paul now addresses four groups.<text:s text:c="1"/></text:span><text:span text:style-name="a558" text:class-names=""/></text:p>
          </draw:text-box>
          <svg:title/>
          <svg:desc/>
        </draw:frame>
        <draw:frame draw:id="id102" presentation:style-name="a565" draw:name="Subtitle 2" svg:x="1.38in" svg:y="5.25in" svg:width="10.3in" svg:height="1.85in" presentation:class="subtitle" presentation:placeholder="false">
          <draw:text-box>
            <text:p text:style-name="a562" text:class-names="" text:cond-style-name=""><text:span text:style-name="a561" text:class-names=""><text:s text:c="1"/>Saved couples (7:3-6, 10-11)<text:s text:c="1"/></text:span></text:p>
            <text:p text:style-name="a564" text:class-names="" text:cond-style-name=""><text:span text:style-name="a563" text:class-names=""/></text:p>
          </draw:text-box>
          <svg:title/>
          <svg:desc/>
        </draw:frame>
      </draw:page>
      <draw:page draw:name="Slide11" draw:style-name="a566" draw:master-page-name="Master1-Layout12-tx-Title-and-Text" presentation:presentation-page-layout-name="Master1-PPL12" draw:id="Slide-266">
        <draw:frame draw:id="id103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<text:s text:c="1"/>Saved couples (7:3-6, 10-11)<text:s text:c="1"/></text:span><text:span text:style-name="a568" text:class-names=""/></text:p>
          </draw:text-box>
          <svg:title/>
          <svg:desc/>
        </draw:frame>
        <draw:frame draw:id="id104" presentation:style-name="a583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Both are to submit their bodies to each other (7:3-4).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Both must agree if physical intimacy is set aside for a while to facilitate prayer and fasting (7:5-6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Both must strive to stay together and not divorce (7:10-11).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2" draw:style-name="a584" draw:master-page-name="Master1-Layout12-tx-Title-and-Text" presentation:presentation-page-layout-name="Master1-PPL12" draw:id="Slide-267">
        <draw:frame draw:id="id105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MARRIAGE-SOME SPECIFIC INDIVIDUALS: (7:3-6, 10-16, 25-28, 36-40): Paul now addresses four groups.<text:s text:c="1"/></text:span><text:span text:style-name="a586" text:class-names=""/></text:p>
          </draw:text-box>
          <svg:title/>
          <svg:desc/>
        </draw:frame>
        <draw:frame draw:id="id106" presentation:style-name="a598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Saved couples (7:3-6, 10-11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Spiritually mixed couples (7:12-16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3" draw:style-name="a599" draw:master-page-name="Master1-Layout12-tx-Title-and-Text" presentation:presentation-page-layout-name="Master1-PPL12" draw:id="Slide-268">
        <draw:frame draw:id="id107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Spiritually mixed couples (7:12-16)<text:s text:c="1"/></text:span><text:span text:style-name="a601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The saved spouse should continue living with the unsaved spouse if possible (7:12-13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This action may result in the salvation of the unsaved spouse (7:14).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saved spouse should allow the unsaved spouse to depart if he or she insists on it (7:1516).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MARRIAGE-SOME SPECIFIC INDIVIDUALS: (7:3-6, 10-16, 25-28, 36-40): Paul now addresses four groups.<text:s text:c="1"/></text:span><text:span text:style-name="a619" text:class-names=""/></text:p>
          </draw:text-box>
          <svg:title/>
          <svg:desc/>
        </draw:frame>
        <draw:frame draw:id="id110" presentation:style-name="a637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Saved couples (7:3-6, 10-11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Spiritually mixed couples (7:12-16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Virgins (7:25-28, 36-38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A widow (7:39-40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5" draw:style-name="a638" draw:master-page-name="Master1-Layout12-tx-Title-and-Text" presentation:presentation-page-layout-name="Master1-PPL12" draw:id="Slide-270">
        <draw:frame draw:id="id111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1 Corinthians 7</text:span><text:span text:style-name="a640" text:class-names=""/></text:p>
          </draw:text-box>
          <svg:title/>
          <svg:desc/>
        </draw:frame>
        <draw:frame draw:id="id112" presentation:style-name="a652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MARRIAGE-SOME GENERAL INSTRUCTIONS (7:1-2, 7-9, 17-24, 29-35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MARRIAGE-SOME SPECIFIC INDIVIDUALS: (7:3-6, 10-16, 25-28, 36-40): Paul now addresses four groups.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7</dc:title>
    <meta:initial-creator>David STRICKLAND</meta:initial-creator>
    <dc:creator>David STRICKLAND</dc:creator>
    <meta:creation-date>2020-02-24T12:26:22Z</meta:creation-date>
    <dc:date>2020-02-24T12:26:23Z</dc:date>
    <meta:template xlink:href="BibleStudy" xlink:type="simple"/>
    <meta:editing-cycles>1</meta:editing-cycles>
    <meta:editing-duration>PT0S</meta:editing-duration>
    <meta:document-statistic meta:paragraph-count="47" meta:word-count="546"/>
  </office:meta>
</office:document-meta>
</file>